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Rounded MT" svg:font-family="'Arial Rounded MT'" style:font-adornments="Gras" style:font-family-generic="swiss" style:font-pitch="variable"/>
    <style:font-face style:name="Arial Rounded MT1" svg:font-family="'Arial Rounded MT'"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background-color="#ffff00"/>
    </style:style>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paragraph-properties fo:margin-left="2.223cm" fo:margin-right="0cm" fo:text-indent="-1.085cm" style:auto-text-indent="false">
        <style:tab-stops>
          <style:tab-stop style:position="-0.714cm"/>
        </style:tab-stops>
      </style:paragraph-properties>
    </style:style>
    <style:style style:name="P8" style:family="paragraph" style:parent-style-name="Heading">
      <style:text-properties fo:color="#0000ff"/>
    </style:style>
    <style:style style:name="P9" style:family="paragraph" style:parent-style-name="Heading_20_1" style:list-style-name="Numbering_20_1"/>
    <style:style style:name="P10" style:family="paragraph" style:parent-style-name="Heading_20_2" style:list-style-name="Numbering_20_1"/>
    <style:style style:name="T1" style:family="text">
      <style:text-properties fo:color="#ff0000" fo:font-weight="bold" style:font-weight-asian="bold" style:font-weight-complex="bold"/>
    </style:style>
    <style:style style:name="T2" style:family="text">
      <style:text-properties fo:background-color="#ffff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prefix="&gt;" style:num-format="1" text:start-value="0">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prefix="&gt;" style:num-format="1" text:start-value="0">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1.304cm" text:min-label-width="0.499cm"/>
        <style:text-properties style:font-name="StarSymbol1"/>
      </text:list-level-style-bullet>
      <text:list-level-style-bullet text:level="3" text:style-name="Bullet_20_Symbols" text:bullet-char="•">
        <style:list-level-properties text:space-before="2.607cm" text:min-label-width="0.499cm"/>
        <style:text-properties style:font-name="StarSymbol1"/>
      </text:list-level-style-bullet>
      <text:list-level-style-bullet text:level="4" text:style-name="Bullet_20_Symbols" text:bullet-char="•">
        <style:list-level-properties text:space-before="3.911cm" text:min-label-width="0.499cm"/>
        <style:text-properties style:font-name="StarSymbol1"/>
      </text:list-level-style-bullet>
      <text:list-level-style-bullet text:level="5" text:style-name="Bullet_20_Symbols" text:bullet-char="•">
        <style:list-level-properties text:space-before="5.214cm" text:min-label-width="0.499cm"/>
        <style:text-properties style:font-name="StarSymbol1"/>
      </text:list-level-style-bullet>
      <text:list-level-style-bullet text:level="6" text:style-name="Bullet_20_Symbols" text:bullet-char="•">
        <style:list-level-properties text:space-before="6.518cm" text:min-label-width="0.499cm"/>
        <style:text-properties style:font-name="StarSymbol1"/>
      </text:list-level-style-bullet>
      <text:list-level-style-bullet text:level="7" text:style-name="Bullet_20_Symbols" text:bullet-char="•">
        <style:list-level-properties text:space-before="7.821cm" text:min-label-width="0.499cm"/>
        <style:text-properties style:font-name="StarSymbol1"/>
      </text:list-level-style-bullet>
      <text:list-level-style-bullet text:level="8" text:style-name="Bullet_20_Symbols" text:bullet-char="•">
        <style:list-level-properties text:space-before="9.125cm" text:min-label-width="0.499cm"/>
        <style:text-properties style:font-name="StarSymbol1"/>
      </text:list-level-style-bullet>
      <text:list-level-style-bullet text:level="9" text:style-name="Bullet_20_Symbols" text:bullet-char="•">
        <style:list-level-properties text:space-before="10.428cm" text:min-label-width="0.499cm"/>
        <style:text-properties style:font-name="StarSymbol1"/>
      </text:list-level-style-bullet>
      <text:list-level-style-bullet text:level="10" text:style-name="Bullet_20_Symbols" text:bullet-char="•">
        <style:list-level-properties text:space-before="11.73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1.357cm" text:min-label-width="0.499cm"/>
        <style:text-properties style:font-name="StarSymbol1"/>
      </text:list-level-style-bullet>
      <text:list-level-style-bullet text:level="3" text:style-name="Bullet_20_Symbols" text:bullet-char="•">
        <style:list-level-properties text:space-before="2.713cm" text:min-label-width="0.499cm"/>
        <style:text-properties style:font-name="StarSymbol1"/>
      </text:list-level-style-bullet>
      <text:list-level-style-bullet text:level="4" text:style-name="Bullet_20_Symbols" text:bullet-char="•">
        <style:list-level-properties text:space-before="4.069cm" text:min-label-width="0.499cm"/>
        <style:text-properties style:font-name="StarSymbol1"/>
      </text:list-level-style-bullet>
      <text:list-level-style-bullet text:level="5" text:style-name="Bullet_20_Symbols" text:bullet-char="•">
        <style:list-level-properties text:space-before="5.426cm" text:min-label-width="0.499cm"/>
        <style:text-properties style:font-name="StarSymbol1"/>
      </text:list-level-style-bullet>
      <text:list-level-style-bullet text:level="6" text:style-name="Bullet_20_Symbols" text:bullet-char="•">
        <style:list-level-properties text:space-before="6.782cm" text:min-label-width="0.499cm"/>
        <style:text-properties style:font-name="StarSymbol1"/>
      </text:list-level-style-bullet>
      <text:list-level-style-bullet text:level="7" text:style-name="Bullet_20_Symbols" text:bullet-char="•">
        <style:list-level-properties text:space-before="8.139cm" text:min-label-width="0.499cm"/>
        <style:text-properties style:font-name="StarSymbol1"/>
      </text:list-level-style-bullet>
      <text:list-level-style-bullet text:level="8" text:style-name="Bullet_20_Symbols" text:bullet-char="•">
        <style:list-level-properties text:space-before="9.495cm" text:min-label-width="0.499cm"/>
        <style:text-properties style:font-name="StarSymbol1"/>
      </text:list-level-style-bullet>
      <text:list-level-style-bullet text:level="9" text:style-name="Bullet_20_Symbols" text:bullet-char="•">
        <style:list-level-properties text:space-before="10.852cm" text:min-label-width="0.499cm"/>
        <style:text-properties style:font-name="StarSymbol1"/>
      </text:list-level-style-bullet>
      <text:list-level-style-bullet text:level="10" text:style-name="Bullet_20_Symbols" text:bullet-char="•">
        <style:list-level-properties text:space-before="12.208cm" text:min-label-width="0.499cm"/>
        <style:text-properties style:font-name="StarSymbol1"/>
      </text:list-level-style-bullet>
    </text:list-style>
    <text:list-style style:name="L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prefix="&gt;" style:num-format="1" text:start-value="0">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1.304cm" text:min-label-width="0.499cm"/>
        <style:text-properties style:font-name="StarSymbol1"/>
      </text:list-level-style-bullet>
      <text:list-level-style-bullet text:level="3" text:style-name="Bullet_20_Symbols" text:bullet-char="•">
        <style:list-level-properties text:space-before="2.607cm" text:min-label-width="0.499cm"/>
        <style:text-properties style:font-name="StarSymbol1"/>
      </text:list-level-style-bullet>
      <text:list-level-style-bullet text:level="4" text:style-name="Bullet_20_Symbols" text:bullet-char="•">
        <style:list-level-properties text:space-before="3.911cm" text:min-label-width="0.499cm"/>
        <style:text-properties style:font-name="StarSymbol1"/>
      </text:list-level-style-bullet>
      <text:list-level-style-bullet text:level="5" text:style-name="Bullet_20_Symbols" text:bullet-char="•">
        <style:list-level-properties text:space-before="5.214cm" text:min-label-width="0.499cm"/>
        <style:text-properties style:font-name="StarSymbol1"/>
      </text:list-level-style-bullet>
      <text:list-level-style-bullet text:level="6" text:style-name="Bullet_20_Symbols" text:bullet-char="•">
        <style:list-level-properties text:space-before="6.518cm" text:min-label-width="0.499cm"/>
        <style:text-properties style:font-name="StarSymbol1"/>
      </text:list-level-style-bullet>
      <text:list-level-style-bullet text:level="7" text:style-name="Bullet_20_Symbols" text:bullet-char="•">
        <style:list-level-properties text:space-before="7.821cm" text:min-label-width="0.499cm"/>
        <style:text-properties style:font-name="StarSymbol1"/>
      </text:list-level-style-bullet>
      <text:list-level-style-bullet text:level="8" text:style-name="Bullet_20_Symbols" text:bullet-char="•">
        <style:list-level-properties text:space-before="9.125cm" text:min-label-width="0.499cm"/>
        <style:text-properties style:font-name="StarSymbol1"/>
      </text:list-level-style-bullet>
      <text:list-level-style-bullet text:level="9" text:style-name="Bullet_20_Symbols" text:bullet-char="•">
        <style:list-level-properties text:space-before="10.428cm" text:min-label-width="0.499cm"/>
        <style:text-properties style:font-name="StarSymbol1"/>
      </text:list-level-style-bullet>
      <text:list-level-style-bullet text:level="10" text:style-name="Bullet_20_Symbols" text:bullet-char="•">
        <style:list-level-properties text:space-before="11.732cm" text:min-label-width="0.499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1.357cm" text:min-label-width="0.499cm"/>
        <style:text-properties style:font-name="StarSymbol1"/>
      </text:list-level-style-bullet>
      <text:list-level-style-bullet text:level="3" text:style-name="Bullet_20_Symbols" text:bullet-char="•">
        <style:list-level-properties text:space-before="2.713cm" text:min-label-width="0.499cm"/>
        <style:text-properties style:font-name="StarSymbol1"/>
      </text:list-level-style-bullet>
      <text:list-level-style-bullet text:level="4" text:style-name="Bullet_20_Symbols" text:bullet-char="•">
        <style:list-level-properties text:space-before="4.069cm" text:min-label-width="0.499cm"/>
        <style:text-properties style:font-name="StarSymbol1"/>
      </text:list-level-style-bullet>
      <text:list-level-style-bullet text:level="5" text:style-name="Bullet_20_Symbols" text:bullet-char="•">
        <style:list-level-properties text:space-before="5.426cm" text:min-label-width="0.499cm"/>
        <style:text-properties style:font-name="StarSymbol1"/>
      </text:list-level-style-bullet>
      <text:list-level-style-bullet text:level="6" text:style-name="Bullet_20_Symbols" text:bullet-char="•">
        <style:list-level-properties text:space-before="6.782cm" text:min-label-width="0.499cm"/>
        <style:text-properties style:font-name="StarSymbol1"/>
      </text:list-level-style-bullet>
      <text:list-level-style-bullet text:level="7" text:style-name="Bullet_20_Symbols" text:bullet-char="•">
        <style:list-level-properties text:space-before="8.139cm" text:min-label-width="0.499cm"/>
        <style:text-properties style:font-name="StarSymbol1"/>
      </text:list-level-style-bullet>
      <text:list-level-style-bullet text:level="8" text:style-name="Bullet_20_Symbols" text:bullet-char="•">
        <style:list-level-properties text:space-before="9.495cm" text:min-label-width="0.499cm"/>
        <style:text-properties style:font-name="StarSymbol1"/>
      </text:list-level-style-bullet>
      <text:list-level-style-bullet text:level="9" text:style-name="Bullet_20_Symbols" text:bullet-char="•">
        <style:list-level-properties text:space-before="10.852cm" text:min-label-width="0.499cm"/>
        <style:text-properties style:font-name="StarSymbol1"/>
      </text:list-level-style-bullet>
      <text:list-level-style-bullet text:level="10" text:style-name="Bullet_20_Symbols" text:bullet-char="•">
        <style:list-level-properties text:space-before="12.208cm" text:min-label-width="0.499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87753328568761308" text:style-name="Numbering_20_1">
        <text:list-item>
          <text:h text:style-name="P9" text:outline-level="1">keiko 3D &amp; keiko 2D</text:h>
        </text:list-item>
      </text:list>
      <text:p text:style-name="P8">Mode d'emploi du programme keiko : visualisation 3D de larges reseaux.</text:p>
      <text:p text:style-name="Standard"/>
      <text:list xml:id="list29688291" text:continue-numbering="true" text:style-name="Numbering_20_1">
        <text:list-item>
          <text:list>
            <text:list-item>
              <text:h text:style-name="P10" text:outline-level="2">Introduction</text:h>
            </text:list-item>
          </text:list>
        </text:list-item>
      </text:list>
      <text:p text:style-name="Text_20_body"/>
      <text:p text:style-name="Text_20_body"><text:tab/>La taille des réseaux gérables est limitée non seulement par la taille memoire mais surtout par le temps d'affichage de chaque image. L'affichage supporte difficilement plus de 20000 noeuds ou plus de 3 millions de liens à afficher.Donc toujours penser a ne pas tout afficher! Pour cela plusieurs options d'affichage ont été prévues (voir liste des touches).</text:p>
      <text:p text:style-name="Standard"><text:tab/>L'ensemble du réseau, une fois lu, est stocké en mémoire. Par la suite, des liens peuvent etre activés ou inactivés, mais dans tous les cas tous les liens sont testés à chaque étape du programme. Il est donc vivement conseiller de limiter le réseau à sa partie interressante avant son chargement en memoire. </text:p>
      <text:p text:style-name="Standard"><text:tab/>De meme, il faut verifier a modifier la taille des tableaux pour pouvoir passer d'un reseau a un autre. </text:p>
      <text:p text:style-name="Standard"/>
      <text:list xml:id="list29684415" text:continue-numbering="true" text:style-name="Numbering_20_1">
        <text:list-item>
          <text:list>
            <text:list-item>
              <text:h text:style-name="P10" text:outline-level="2">Ligne de commande</text:h>
            </text:list-item>
          </text:list>
        </text:list-item>
      </text:list>
      <text:p text:style-name="Standard"/>
      <text:p text:style-name="Standard"><text:tab/><text:span text:style-name="T1">Keiko fichier_reseau fichier_annotation fichier_index</text:span></text:p>
      <text:p text:style-name="Standard"/>
      <text:p text:style-name="Standard"><text:tab/>Les fichiers sont indiques sans leur extension ! L'extension des fichiers est precisée ci-dessous.</text:p>
      <text:p text:style-name="Standard"><text:tab/>Ex : keiko g:/travaux/U133/grezo g:/travaux/U133/HG-U133A_red g:/travaux/U133/HU133listeprobe</text:p>
      <text:p text:style-name="Standard"/>
      <text:list xml:id="list29693039" text:continue-numbering="true" text:style-name="Numbering_20_1">
        <text:list-item>
          <text:list>
            <text:list-item>
              <text:h text:style-name="P10" text:outline-level="2">Entree des données</text:h>
            </text:list-item>
          </text:list>
        </text:list-item>
      </text:list>
      <text:p text:style-name="Standard"><text:tab/>Plusieurs types de fichiers sont nécéssaires a l'éxécution du programme. Trois sont à constament mettre a jour, suivant le type de réseau étudié. Les autres fichiers décrivent les forces internes du systemes physiques et sont a prioiri independants du reseau; ils ne sont pas déécrits ici.</text:p>
      <text:p text:style-name="Standard"/>
      <text:p text:style-name="Heading_20_3"><text:tab/>Le fichier du reseau (.txt)</text:p>
      <text:p text:style-name="Text_20_body"><text:s/><text:tab/>Format de type fasta avec pour separateur des tabulations (classe REZO). </text:p>
      <text:list xml:id="list7163150179780566030" text:style-name="L1">
        <text:list-item>
          <text:list>
            <text:list-item>
              <text:list>
                <text:list-header>
                  <text:p text:style-name="P1">« &gt;0 0 0 0 0 <text:s text:c="7"/><text:tab/>{index probeset // couleur // X Y Z}</text:p>
                  <text:p text:style-name="P1"><text:s/>2 8000 0<text:tab/><text:tab/>{index probeset // score de correlation // activation}</text:p>
                </text:list-header>
              </text:list>
            </text:list-item>
          </text:list>
        </text:list-item>
      </text:list>
      <text:list xml:id="list676762410175615761" text:style-name="L5">
        <text:list-item>
          <text:list>
            <text:list-item>
              <text:list>
                <text:list-header>
                  <text:p text:style-name="P4"><text:s/>1 2000 0</text:p>
                  <text:p text:style-name="P4"><text:s/>&gt;1 0 0 0 0</text:p>
                  <text:p text:style-name="P4"><text:s/>0 2000 0</text:p>
                  <text:p text:style-name="P4">&gt;2 0 0 0 0</text:p>
                  <text:p text:style-name="P4"><text:s/>0 8000 0</text:p>
                  <text:p text:style-name="P4"><text:soft-page-break/>........ »</text:p>
                  <text:p text:style-name="P4">Apres le « &gt; » suit le numero du probeset (le premier etant 0) puis un index d'activation, qui permet d'associer une couleur particulière (par defaut mis a 0). Les trois dernieres valeurs sont les positions X Y Z dans l'espace 3D du symbole du probeset; ces valeurs ne sont pas indispensables, mais peuvent permettre de forcer une position particuliere.</text:p>
                  <text:p text:style-name="P4"><text:s/>Ensuite sont indiques les multiples liens partant de ce probesets, en premier le probeset ciblé puis la force du lien ( de -10000 a 10000), puis un autre index d'activation encore à 0. Ce dernier score est utilisé en interne pour mémoriser si le lien doit etre affiché ou pas.</text:p>
                  <text:p text:style-name="P4">Le réseau peut donc etre avec des liens unidirectionnels ou non. Il faut toujours faire attention à ce qu'un probeset ne se lie pas à lui-meme (risque de plantage). </text:p>
                </text:list-header>
              </text:list>
            </text:list-item>
          </text:list>
        </text:list-item>
      </text:list>
      <text:p text:style-name="Text_20_body"/>
      <text:p text:style-name="Heading_20_3"><text:tab/>Le fichier d'annotation de la puce(.csv)</text:p>
      <text:p text:style-name="Text_20_body"><text:tab/>Format csv type excel (classe RAMPuce).</text:p>
      <text:p text:style-name="Text_20_body"><text:tab/>Premiere ligne definit les titres des divers champs. Le nombre de champs n'est pas fixé.</text:p>
      <text:p text:style-name="Text_20_body"><text:tab/>L'ordre des champs doit respecter certaines regles :</text:p>
      <text:list xml:id="list6753093342728272997" text:style-name="L6">
        <text:list-item>
          <text:list>
            <text:list-item>
              <text:list>
                <text:list-item>
                  <text:p text:style-name="P5">Premier champ est toujours le nom du probeset : ex 101_at.</text:p>
                </text:list-item>
                <text:list-item>
                  <text:p text:style-name="P5">Le sixième champ contient l'information qui sera utilise dans le programme pour identifier un probeset, par defaut il s'agit du symbol du gene : ex PSMA1.</text:p>
                </text:list-item>
              </text:list>
            </text:list-item>
          </text:list>
        </text:list-item>
      </text:list>
      <text:p text:style-name="Text_20_body"><text:tab/>Le sixième champ est a priori fixe. Dans le cas d'une annotation simplifiée avec moins de 6 champ, il est plus facile de mettre des champs vides pour pouvoir remplir le champ 6. Une autre solution est de modifier le numero du champ qui est lu dans le programme dans la fonction </text:p>
      <text:p text:style-name="Text_20_body">int UNIV_2::prep_texte() qui est sur le fichier bigeometrik.cpp. Dans ce cas, il suffit de transformer</text:p>
      <text:p text:style-name="Text_20_body"><text:tab/><text:tab/> pr-&gt;lire_d(5,tamp); </text:p>
      <text:p text:style-name="Text_20_body"><text:tab/> en <text:s text:c="2"/><text:tab/> pr-&gt;lire_d(X,tamp); </text:p>
      <text:p text:style-name="Text_20_body"><text:tab/>ou X est le nouveau index de champ a considerer (en C, 0 indexe le premier champ).</text:p>
      <text:p text:style-name="Text_20_body"/>
      <text:p text:style-name="Heading_20_3"><text:tab/>Le fichier d'index des probeset(.txt)</text:p>
      <text:p text:style-name="Text_20_body"><text:tab/>En une colonne, il donne l'index des probesets. Seuls les noms sont donnés. Les numeros sont implicites suivant leur positions dans le fichier. Ce fichier permet la relation entre le rezo et l'annotation des probesets.</text:p>
      <text:p text:style-name="Heading_20_3"><text:tab/>Le fichier des couleurs(.txt)</text:p>
      <text:p text:style-name="Text_20_body"><text:tab/>Toujours le meme nom : « couleurs.txt », place dans le répertoire du programme. Chaque ligne comporte les trois valeurs RGB d'une couleur, separées par une tabulation. Les valeurs sont donneés en decimal de 0 a 1. Le fichiers comporte 100 lignes (ou moins) correspondant aux 100 couleurs associees.</text:p>
      <text:p text:style-name="Text_20_body"><text:tab/>exemple : 0.4\t0.4\t1.0\n <text:s/></text:p>
      <text:p text:style-name="Text_20_body"/>
      <text:list xml:id="list29666244" text:continue-list="list29693039" text:style-name="Numbering_20_1">
        <text:list-item>
          <text:list>
            <text:list-item>
              <text:h text:style-name="P10" text:outline-level="2"><text:soft-page-break/>Variables importantes</text:h>
            </text:list-item>
          </text:list>
        </text:list-item>
      </text:list>
      <text:p text:style-name="Text_20_body"><text:tab/>Ces variables sont en debut du fichier principal : zemain.cpp . Elles decrivent generalement la taille maximales des tableaux.</text:p>
      <text:p text:style-name="Text_20_body"><text:tab/><text:tab/>Maxprobe : nombre max de probesets.</text:p>
      <text:p text:style-name="Text_20_body"><text:tab/><text:tab/>Maxlink : nombre max de liens.</text:p>
      <text:p text:style-name="Text_20_body"><text:tab/><text:tab/><text:tab/><text:tab/></text:p>
      <text:list xml:id="list29664530" text:continue-numbering="true" text:style-name="Numbering_20_1">
        <text:list-item>
          <text:list>
            <text:list-item>
              <text:h text:style-name="P10" text:outline-level="2">Fenêtres de visualisation 3D</text:h>
            </text:list-item>
          </text:list>
        </text:list-item>
      </text:list>
      <text:p text:style-name="Text_20_body"><text:tab/>Deux fenêtres sont utilisées pour afficher 2 réseaux distincts. La fenêtre « princeps » montre le réseau entier. La fenêtre « sub » montre le second réseau qui est une sous partie du réseau entier. Au début, le second réseau n'étant pas défini, la fenêtre reste vide.</text:p>
      <text:p text:style-name="Heading_20_3">Touches de controles</text:p>
      <text:p text:style-name="Text_20_body">Les touches ne sont actives que pour les 2 fenêtres de visualisation 3D.</text:p>
      <text:p text:style-name="P7"><text:tab/>« h » : toggle l'affichage de la grosse boule rouge designant le probeset de référence.</text:p>
      <text:p text:style-name="P7"><text:tab/>« H »: toggle l'activation de l'affichage de la fenêtre, ce qui allège énormement l'activité du processeur.  </text:p>
      <text:p text:style-name="P7"><text:tab/>« r »: recentre la caméra a une distance fixe du probeset de référence.</text:p>
      <text:p text:style-name="P7"><text:tab/>« k »: position par défaut de la camera.</text:p>
      <text:p text:style-name="P7"><text:tab/>« l » : toggle l'affichage de tous les liens partant du probeset de référence.</text:p>
      <text:p text:style-name="P7"><text:tab/>« L »: toggle l'affichage de tous les liens de corrélation positive dans le réseau ( attention des millions de liens peuvent prendre bcp de temps à afficher !!!!).</text:p>
      <text:p text:style-name="P7"><text:tab/>« s »: sauvegarde du reseau avec les positions des probesets actuelles (uniquement pour le reseau principal). <text:s/>=&gt; val_sav.txt : réseau complet avec liens pour être rechargé dans Keiko et val_pos.txt : simplement la position des noeuds pour Matlab.</text:p>
      <text:p text:style-name="P7"><text:tab/>« I » : initialisation des positions : tirage aléatoire des positions des probesets.</text:p>
      <text:p text:style-name="P7"><text:tab/>« espace » : lancement du procesus d'attractions répulsions.</text:p>
      <text:p text:style-name="P7"><text:tab/>« a » : pause du processus d'attractions répulsions; reprise avec « espace ».</text:p>
      <text:p text:style-name="P7"><text:tab/>« A » fin du processus; pas de reprises par « espace ». <text:span text:style-name="T2">Mieux vaut le faire lorsque le processus s'arrête à la fin.</text:span></text:p>
      <text:p text:style-name="P7"><text:tab/>« m » : toggle l'affichage des vecteurs de forces.</text:p>
      <text:p text:style-name="P7"><text:tab/>« + »: <text:s/>augmente la valeur de seuil d'activation des liens.</text:p>
      <text:p text:style-name="P7"><text:tab/>« - » : diminue la valeur de seuil d'activation des liens.</text:p>
      <text:p text:style-name="P7"/>
      <text:list xml:id="list29662717" text:continue-numbering="true" text:style-name="Numbering_20_1">
        <text:list-item>
          <text:list>
            <text:list-item>
              <text:h text:style-name="P10" text:outline-level="2">Utilisation de la fenetre de selection</text:h>
            </text:list-item>
          </text:list>
        </text:list-item>
      </text:list>
      <text:p text:style-name="Text_20_body"><text:tab/>Elle se divise en 3 sections accessibles par les trois rectangles sur la gauche.</text:p>
      <text:p text:style-name="Heading_20_3"><text:tab/>Fenetre de description (rectangle du bas)</text:p>
      <text:p text:style-name="Text_20_body"><text:tab/>Simple description du probeset de référence. L'affichage est actualisé à chaque nouvelle <text:soft-page-break/>désignation d'un probeset de référence.</text:p>
      <text:p text:style-name="Text_20_body"/>
      <text:p text:style-name="Heading_20_3"><text:tab/>Fenetre de selection (rectangle intermediaire)</text:p>
      <text:p text:style-name="Text_20_body"><text:tab/></text:p>
      <text:list xml:id="list8298589501890440940" text:style-name="L7">
        <text:list-item>
          <text:list>
            <text:list-item>
              <text:p text:style-name="P6">Cadre supérieur : ensemble à partir duquel la recherche est effectuée</text:p>
              <text:list>
                <text:list-item>
                  <text:p text:style-name="P6">TOTAL : toute la puce.</text:p>
                </text:list-item>
                <text:list-item>
                  <text:p text:style-name="P6">Selection : la dernière selection validée.</text:p>
                </text:list-item>
                <text:list-item>
                  <text:p text:style-name="P6">Fichier : liste des probesets présent dans « rezosel.txt ». Le nom du fichier est fixe ainsi que sa position dans le repertoire du programme. Le format est indentique au fichier d'index des probeset(.txt) : une simple enumeration des noms des probesets.</text:p>
                </text:list-item>
              </text:list>
            </text:list-item>
            <text:list-item>
              <text:p text:style-name="P6">Cadres de type d'operation</text:p>
              <text:list>
                <text:list-item>
                  <text:p text:style-name="P6">AND : ET logique : donne l'intersection entre 2 sélections</text:p>
                </text:list-item>
                <text:list-item>
                  <text:p text:style-name="P6">OR : OU logique : donne l'union entre 2 sélections</text:p>
                </text:list-item>
                <text:list-item>
                  <text:p text:style-name="P6">XOR : OU exclusif : donne ce qui est propre à chaque sélection, soit l'union moins l'intersection.</text:p>
                </text:list-item>
              </text:list>
            </text:list-item>
            <text:list-item>
              <text:p text:style-name="P6">Cadres de texte : click gauche pour éditer le texte à rechercher. Les types de caractères sont limités (pas de caracteres speciaux ...). La recherche est effectuée dans tous les champs des annotations.<text:span text:style-name="T2"> Il faut terminer l'entrée de scaractères par la touche Entrée</text:span> (à ce moment le texte devient rouge)</text:p>
            </text:list-item>
            <text:list-item>
              <text:p text:style-name="P6">Cadre de recherche : lance la recherche et indique à chaque étape le nombre de probesets filtrés.</text:p>
            </text:list-item>
            <text:list-item>
              <text:p text:style-name="P6">Cadre de validation : valide la selection et l'envoie pour l'affichage dans la fenêtre du second réseau.</text:p>
            </text:list-item>
          </text:list>
        </text:list-item>
      </text:list>
      <text:p text:style-name="Text_20_body"/>
      <text:p text:style-name="Text_20_body"><text:tab/>Exemple de filtre :</text:p>
      <text:p text:style-name="Text_20_body"><text:tab/><text:tab/><text:tab/>TOTAL</text:p>
      <text:p text:style-name="Text_20_body"><text:tab/>AND <text:tab/>HLA</text:p>
      <text:p text:style-name="Text_20_body"><text:tab/>OR <text:tab/>proteasome</text:p>
      <text:p text:style-name="Text_20_body"><text:tab/>description de la recherche : </text:p>
      <text:p text:style-name="Text_20_body"><text:tab/><text:tab/><text:span text:style-name="T3">TOTAL</text:span> : <text:s/>filtre 1 : <text:s/>tous les probesets prennent la valeur 1.</text:p>
      <text:p text:style-name="Text_20_body"><text:tab/><text:tab/> « HLA » : <text:s/>filtre 2 : tous les probesets avec « HLA » dans leur annotation prennent la valeur 1.</text:p>
      <text:p text:style-name="Text_20_body"><text:tab/><text:tab/><text:span text:style-name="T3">AND : </text:span><text:span text:style-name="T4">filtre 3 <text:s/>= filtre 1 AND filtre 2 </text:span></text:p>
      <text:p text:style-name="P2"><text:tab/><text:tab/>« proteasome » : filtre 4 : tous les probesets avec «proteasome» dans leur annotation prennent la valeur 1.</text:p>
      <text:p text:style-name="P2"><text:tab/><text:tab/><text:span text:style-name="T3">OR</text:span> : filtre 5 <text:s/>= filtre 3 OR filtre 4 </text:p>
      <text:p text:style-name="P2"><text:tab/><text:tab/></text:p>
      <text:p text:style-name="Text_20_body"><text:tab/>Le résultat est donc ici une selection contenant les probesets ayant soit « HLA » soit « proteasome » dans leur annotation. </text:p>
      <text:p text:style-name="P3"><text:soft-page-break/>On peut utiliser Neo-select à tout moment pour voir le résultat des sélections successives.</text:p>
      <text:p text:style-name="Text_20_body"><text:tab/>A noter que les probesets issues du dernier filtre sont mis en rouge, alors que les autres restent blancs. Ici, les « proteasomes » prennent la couleur rouge.</text:p>
      <text:p text:style-name="Text_20_body"/>
      <text:list xml:id="list29678767" text:continue-list="list29662717" text:style-name="Numbering_20_1">
        <text:list-item>
          <text:list>
            <text:list-item>
              <text:h text:style-name="P10" text:outline-level="2">Methode pour créer un nouveau reseau</text:h>
            </text:list-item>
          </text:list>
        </text:list-item>
      </text:list>
      <text:p text:style-name="Text_20_body"/>
      <text:p text:style-name="Text_20_body"><text:tab/>Une fois le programme lancé avec tous les fichiers adhoc, les deux fenêtres graphiques n'affichent qu'un seul point rouge et l'indication du nombre de probesets <text:s/>et du nombre de liens du réseau mis en memoire. Si les nombres ne sont pas ceux attendus, il faut verifier la taille des tableaux (source frequente de ce type d'erreur) ou alors le fichier du reseau. Si les probesets n'ont pas de coordonnees definies dans le fichier, ils sont tous positionnes a l'origine ( dans la boule rouge).</text:p>
      <text:p text:style-name="Text_20_body"><text:tab/>La première étape est de définir aléatoirement la position des differents probesets. Appuyez sur I (shift i). Les boules symbolisant les probesets apparaissent alors.</text:p>
      <text:p text:style-name="Text_20_body"><text:tab/>Pour lancer le processus de stabilisation du réseau, appuyez sur espace. Le seuil est par défaut fixer à 9000 ( donc -6000 pour les correlations négatives ) : seuls les liens de correlation positives superieurs a 0.9 sont consideres. Les liens de correlations ont un seuil different d'activation qui est par defaut la valeur de seuil -3000. Au debut les forces principales sont celles issues du soleil (point central) qui repoussent les probesets et tendent a créer une sphere creuse. Une fois atteint un equilibre, le pas maximal de mouvement autoriser diminue puis le seuil d'activation et le cycle recommence.</text:p>
      <text:p text:style-name="Text_20_body"><text:tab/>Le risque d'erreur principal est ici une trop forte énergie dans le système si trop de liens de correlation sont activés. Normalement le seuil de depart de 9000 permet d'éviter ce problème, mais cela est possible ... Dans ce cas le processus se bloque et affiche un niveau d'energie de -1 ! Il suffit alors de recommencer et de d'augmenter le niveau de seuil de depart (« + » ). </text:p>
      <text:p text:style-name="Text_20_body"><text:tab/>Si le seuil est trop élevé, peu de liens sont actives et le jeu de force se meut très lentement vers un équilibre. Pour ne pas attendre inutilement, il suffit de baisser le seuil d'activation (« - ») afin de fournir suffisament de forces au systeme et ainsi accelerer le mouvement. Pour la bonne marche de l'aggregation il faut tout de meme rester dans un processus graduel et ne pas sauter les etapes trop vite. Tout est affaire de jugement ici.</text:p>
      <text:p text:style-name="Text_20_body"><text:tab/>Une fois le réseau a votre goût, il suffit de le sauver par une pression sur la touche « s ». Un fichier du meme nom que le reseau d'entree est créer du type « ...._sav.txt », contenant le réseau et les positions lors de la sauvegarde.</text:p>
      <text:p text:style-name="Text_20_body"/>
      <text:list xml:id="list29678713" text:continue-numbering="true" text:style-name="Numbering_20_1">
        <text:list-item>
          <text:list>
            <text:list-item>
              <text:h text:style-name="P10" text:outline-level="2">Methode pour sortir un reseau vers cytoscape</text:h>
            </text:list-item>
          </text:list>
        </text:list-item>
      </text:list>
      <text:p text:style-name="Text_20_body"/>
      <text:p text:style-name="Text_20_body"><text:tab/>Une version specifique du programme keiko a été faite à cet effet : keiko2D. Elle offre les memes caracteristiques que keiko mais le second réseau (fenetre sub) est limité dans un espace à 2 dimensions.</text:p>
      <text:p text:style-name="Text_20_body"><text:tab/>Le programme se lance de facon classique(voir pour keiko). Le réseau entier s'affiche encore en 3D. Il faut alors créer une selection (fenetre de selection) pour créer le second réseau. En n'utilisant aucun critère de sélection on peut transférer le réseau entier dans l'univers 2D. Pour sauver le réseau il suffit alors d'une pression sur « s », créant le fichier pour cytoscape sous le nom <text:soft-page-break/>fixe de « sortie.gml » dans le repertoire du programme.</text:p>
      <text:p text:style-name="Text_20_body"><text:tab/>Ce fichier est au format standard des fichiers de reseau gml et contient les positions XY des points.</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Rounded MT" svg:font-family="'Arial Rounded MT'" style:font-adornments="Gras" style:font-family-generic="swiss" style:font-pitch="variable"/>
    <style:font-face style:name="Arial Rounded MT1" svg:font-family="'Arial Rounded MT'"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justify" style:justify-single-word="false" fo:orphans="3" fo:widows="3" fo:hyphenation-ladder-count="no-limit" style:page-number="auto">
        <style:tab-stops/>
      </style:paragraph-properties>
      <style:text-properties fo:font-variant="small-caps" fo:color="#ff3366" style:font-name="Arial Rounded MT" fo:font-size="125%" fo:font-weight="bold" style:font-size-asian="115%" style:font-weight-asian="bold" style:font-size-complex="115%" style:font-weight-complex="bold" style:font-relief="engraved" fo:hyphenate="true" fo:hyphenation-remain-char-count="2" fo:hyphenation-push-char-count="2"/>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variant="small-caps" fo:color="#b84747" style:font-name="Arial Rounded MT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I">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number text:level="3" text:style-name="Numbering_20_Symbols" style:num-prefix=" " style:num-suffix="." style:num-format="i">
        <style:list-level-properties text:space-before="1cm" text:min-label-width="0.499cm"/>
      </text:list-level-style-number>
      <text:list-level-style-number text:level="4" text:style-name="Numbering_20_Symbols" style:num-prefix=" " style:num-suffix=")" style:num-format="a">
        <style:list-level-properties text:space-before="1.501cm" text:min-label-width="0.499cm"/>
      </text:list-level-style-number>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09:52:08.27</meta:creation-date>
    <meta:document-statistic meta:table-count="0" meta:image-count="0" meta:object-count="0" meta:page-count="6" meta:paragraph-count="107" meta:word-count="1968" meta:character-count="11489"/>
    <dc:date>2013-06-11T09:53:08.64</dc:date>
    <meta:editing-duration>PT1M</meta:editing-duration>
    <meta:editing-cycles>1</meta:editing-cycles>
    <meta:generator>OpenOffice.org/3.4.1$Win32 OpenOffice.org_project/341m1$Build-9593</meta:generator>
  </office:meta>
</office:document-meta>
</file>